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Principle questionnaire</text:h>
      <text:p text:style-name="First_20_paragraph"><text:span text:style-name="T1">A</text:span><text:span text:style-name="T2"> </text:span><text:span text:style-name="T3">principle</text:span><text:span text:style-name="T4"> </text:span><text:span text:style-name="T5">is</text:span><text:span text:style-name="T6"> </text:span><text:span text:style-name="T7">a</text:span><text:span text:style-name="T8"> </text:span><text:span text:style-name="T9">guideline</text:span><text:span text:style-name="T10"> </text:span><text:span text:style-name="T11">for</text:span><text:span text:style-name="T12"> </text:span><text:span text:style-name="T13">making</text:span><text:span text:style-name="T14"> </text:span><text:span text:style-name="T15">activism</text:span><text:span text:style-name="T16"> </text:span><text:span text:style-name="T17">more</text:span><text:span text:style-name="T18"> </text:span><text:span text:style-name="T19">creative,</text:span><text:span text:style-name="T20"> </text:span><text:span text:style-name="T21">effective,</text:span><text:span text:style-name="T22"> </text:span><text:span text:style-name="T23">or</text:span><text:span text:style-name="T24"> </text:span><text:span text:style-name="T25">strategic.</text:span><text:span text:style-name="T26"> </text:span><text:span text:style-name="T27">They</text:span><text:span text:style-name="T28"> </text:span><text:span text:style-name="T29">are</text:span><text:span text:style-name="T30"> </text:span><text:span text:style-name="T31">generally</text:span><text:span text:style-name="T32"> </text:span><text:span text:style-name="T33">phrased</text:span><text:span text:style-name="T34"> </text:span><text:span text:style-name="T35">as</text:span><text:span text:style-name="T36"> </text:span><text:span text:style-name="T37">suggestions</text:span><text:span text:style-name="T38"> </text:span><text:span text:style-name="T39">for</text:span><text:span text:style-name="T40"> </text:span><text:span text:style-name="T41">people</text:span><text:span text:style-name="T42"> </text:span><text:span text:style-name="T43">to</text:span><text:span text:style-name="T44"> </text:span><text:span text:style-name="T45">keep</text:span><text:span text:style-name="T46"> </text:span><text:span text:style-name="T47">in</text:span><text:span text:style-name="T48"> </text:span><text:span text:style-name="T49">mind</text:span><text:span text:style-name="T50"> </text:span><text:span text:style-name="T51">in</text:span><text:span text:style-name="T52"> </text:span><text:span text:style-name="T53">their</text:span><text:span text:style-name="T54"> </text:span><text:span text:style-name="T55">activism</text:span><text:span text:style-name="T56"> </text:span><text:span text:style-name="T57">and</text:span><text:span text:style-name="T58"> </text:span><text:span text:style-name="T59">organizing.</text:span></text:p>
      <text:p text:style-name="Text_20_body"><text:span text:style-name="T60">Please</text:span><text:span text:style-name="T61"> </text:span><text:span text:style-name="T62">answer</text:span><text:span text:style-name="T63"> </text:span><text:span text:style-name="T64">the</text:span><text:span text:style-name="T65"> </text:span><text:span text:style-name="T66">following</text:span><text:span text:style-name="T67"> </text:span><text:span text:style-name="T68">questions</text:span><text:span text:style-name="T69"> </text:span><text:span text:style-name="T70">as</text:span><text:span text:style-name="T71"> </text:span><text:span text:style-name="T72">fully</text:span><text:span text:style-name="T73"> </text:span><text:span text:style-name="T74">as</text:span><text:span text:style-name="T75"> </text:span><text:span text:style-name="T76">you're</text:span><text:span text:style-name="T77"> </text:span><text:span text:style-name="T78">able</text:span><text:span text:style-name="T79"> </text:span><text:span text:style-name="T80">—</text:span><text:span text:style-name="T81"> </text:span><text:span text:style-name="T82">your</text:span><text:span text:style-name="T83"> </text:span><text:span text:style-name="T84">answers</text:span><text:span text:style-name="T85"> </text:span><text:span text:style-name="T86">will</text:span><text:span text:style-name="T87"> </text:span><text:span text:style-name="T88">help</text:span><text:span text:style-name="T89"> </text:span><text:span text:style-name="T90">ensure</text:span><text:span text:style-name="T91"> </text:span><text:span text:style-name="T92">that</text:span><text:span text:style-name="T93"> </text:span><text:span text:style-name="T94">the</text:span><text:span text:style-name="T95"> </text:span><text:span text:style-name="T96">write-up</text:span><text:span text:style-name="T97"> </text:span><text:span text:style-name="T98">of</text:span><text:span text:style-name="T99"> </text:span><text:span text:style-name="T100">this</text:span><text:span text:style-name="T101"> </text:span><text:span text:style-name="T102">principle</text:span><text:span text:style-name="T103"> </text:span><text:span text:style-name="T104">is</text:span><text:span text:style-name="T105"> </text:span><text:span text:style-name="T106">as</text:span><text:span text:style-name="T107"> </text:span><text:span text:style-name="T108">accurate,</text:span><text:span text:style-name="T109"> </text:span><text:span text:style-name="T110">complete,</text:span><text:span text:style-name="T111"> </text:span><text:span text:style-name="T112">and</text:span><text:span text:style-name="T113"> </text:span><text:span text:style-name="T114">useful</text:span><text:span text:style-name="T115"> </text:span><text:span text:style-name="T116">as</text:span><text:span text:style-name="T117"> </text:span><text:span text:style-name="T118">possible!</text:span><text:span text:style-name="T119"> </text:span></text:p>
      <text:p text:style-name="Text_20_body"><text:span text:style-name="T120">If</text:span><text:span text:style-name="T121"> </text:span><text:span text:style-name="T122">a</text:span><text:span text:style-name="T123"> </text:span><text:span text:style-name="T124">question</text:span><text:span text:style-name="T125"> </text:span><text:span text:style-name="T126">is</text:span><text:span text:style-name="T127"> </text:span><text:span text:style-name="T128">not</text:span><text:span text:style-name="T129"> </text:span><text:span text:style-name="T130">relevant</text:span><text:span text:style-name="T131"> </text:span><text:span text:style-name="T132">to</text:span><text:span text:style-name="T133"> </text:span><text:span text:style-name="T134">your</text:span><text:span text:style-name="T135"> </text:span><text:span text:style-name="T136">particular</text:span><text:span text:style-name="T137"> </text:span><text:span text:style-name="T138">principle,</text:span><text:span text:style-name="T139"> </text:span><text:span text:style-name="T140">simply</text:span><text:span text:style-name="T141"> </text:span><text:span text:style-name="T142">skip</text:span><text:span text:style-name="T143"> </text:span><text:span text:style-name="T144">it</text:span><text:span text:style-name="T145"> </text:span><text:span text:style-name="T146">and</text:span><text:span text:style-name="T147"> </text:span><text:span text:style-name="T148">move</text:span><text:span text:style-name="T149"> </text:span><text:span text:style-name="T150">on.</text:span></text:p>
      <text:h text:style-name="Heading_20_2" text:outline-level="2">How would you summarize this principle in a sentence or two?</text:h>
      <text:p text:style-name="First_20_paragraph"><text:span text:style-name="T151">Hint:</text:span><text:span text:style-name="T152"> </text:span><text:span text:style-name="T153">Is</text:span><text:span text:style-name="T154"> </text:span><text:span text:style-name="T155">the</text:span><text:span text:style-name="T156"> </text:span><text:span text:style-name="T157">principle</text:span><text:span text:style-name="T158"> </text:span><text:span text:style-name="T159">phrased</text:span><text:span text:style-name="T160"> </text:span><text:span text:style-name="T161">in</text:span><text:span text:style-name="T162"> </text:span><text:span text:style-name="T163">a</text:span><text:span text:style-name="T164"> </text:span><text:span text:style-name="T165">way</text:span><text:span text:style-name="T166"> </text:span><text:span text:style-name="T167">that</text:span><text:span text:style-name="T168"> </text:span><text:span text:style-name="T169">it</text:span><text:span text:style-name="T170"> </text:span><text:span text:style-name="T171">can</text:span><text:span text:style-name="T172"> </text:span><text:span text:style-name="T173">be</text:span><text:span text:style-name="T174"> </text:span><text:span text:style-name="T175">applied</text:span><text:span text:style-name="T176"> </text:span><text:span text:style-name="T177">in</text:span><text:span text:style-name="T178"> </text:span><text:span text:style-name="T179">different</text:span><text:span text:style-name="T180"> </text:span><text:span text:style-name="T181">ways</text:span><text:span text:style-name="T182"> </text:span><text:span text:style-name="T183">and</text:span><text:span text:style-name="T184"> </text:span><text:span text:style-name="T185">different</text:span><text:span text:style-name="T186"> </text:span><text:span text:style-name="T187">situations?</text:span></text:p>
      <text:h text:style-name="Heading_20_2" text:outline-level="2">In what sorts of situations might activists find this principle useful?</text:h>
      <text:h text:style-name="Heading_20_2" text:outline-level="2">What advice would you give to a group planning to use this principle?</text:h>
      <text:h text:style-name="Heading_20_2" text:outline-level="2">What are some examples of how this principle has been well used?</text:h>
      <text:p text:style-name="First_20_paragraph"><text:span text:style-name="T188">(Describe</text:span><text:span text:style-name="T189"> </text:span><text:span text:style-name="T190">each</text:span><text:span text:style-name="T191"> </text:span><text:span text:style-name="T192">example</text:span><text:span text:style-name="T193"> </text:span><text:span text:style-name="T194">in</text:span><text:span text:style-name="T195"> </text:span><text:span text:style-name="T196">a</text:span><text:span text:style-name="T197"> </text:span><text:span text:style-name="T198">few</text:span><text:span text:style-name="T199"> </text:span><text:span text:style-name="T200">sentences,</text:span><text:span text:style-name="T201"> </text:span><text:span text:style-name="T202">including</text:span><text:span text:style-name="T203"> </text:span><text:span text:style-name="T204">why</text:span><text:span text:style-name="T205"> </text:span><text:span text:style-name="T206">you</text:span><text:span text:style-name="T207"> </text:span><text:span text:style-name="T208">think</text:span><text:span text:style-name="T209"> </text:span><text:span text:style-name="T210">the</text:span><text:span text:style-name="T211"> </text:span><text:span text:style-name="T212">principle</text:span><text:span text:style-name="T213"> </text:span><text:span text:style-name="T214">worked</text:span><text:span text:style-name="T215"> </text:span><text:span text:style-name="T216">well.)</text:span></text:p>
      <text:h text:style-name="Heading_20_2" text:outline-level="2">Are there practical considerations people should keep in mind when applying this principle?</text:h>
      <text:h text:style-name="Heading_20_2" text:outline-level="2">Where can people go to learn more?</text:h>
      <text:p text:style-name="First_20_paragraph"><text:span text:style-name="T217">(Books,</text:span><text:span text:style-name="T218"> </text:span><text:span text:style-name="T219">articles,</text:span><text:span text:style-name="T220"> </text:span><text:span text:style-name="T221">websites,</text:span><text:span text:style-name="T222"> </text:span><text:span text:style-name="T223">etc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